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006cm" fo:margin-left="0cm" table:align="left" style:writing-mode="page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14.095cm"/>
    </style:style>
    <style:style style:name="Table2.A1" style:family="table-cell">
      <style:table-cell-properties fo:padding="0.03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3cm" fo:border-left="0.05pt solid #000000" fo:border-right="none" fo:border-top="none" fo:border-bottom="none"/>
    </style:style>
    <style:style style:name="Table3" style:family="table">
      <style:table-properties style:width="17.006cm" fo:margin-left="0cm" table:align="left" style:writing-mode="page"/>
    </style:style>
    <style:style style:name="Table3.A" style:family="table-column">
      <style:table-column-properties style:column-width="4.907cm"/>
    </style:style>
    <style:style style:name="Table3.B" style:family="table-column">
      <style:table-column-properties style:column-width="12.099cm"/>
    </style:style>
    <style:style style:name="Table3.A1" style:family="table-cell">
      <style:table-cell-properties fo:padding="0.03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3cm" fo:border-left="0.05pt solid #000000" fo:border-right="none" fo:border-top="none" fo:border-bottom="none"/>
    </style:style>
    <style:style style:name="Table5" style:family="table">
      <style:table-properties style:width="17.006cm" fo:margin-left="0cm" table:align="left" style:writing-mode="page"/>
    </style:style>
    <style:style style:name="Table5.A" style:family="table-column">
      <style:table-column-properties style:column-width="3.995cm"/>
    </style:style>
    <style:style style:name="Table5.B" style:family="table-column">
      <style:table-column-properties style:column-width="13.01cm"/>
    </style:style>
    <style:style style:name="Table5.A1" style:family="table-cell">
      <style:table-cell-properties fo:padding="0.03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3cm" fo:border-left="0.05pt solid #000000" fo:border-right="none" fo:border-top="none" fo:border-bottom="none"/>
    </style:style>
    <style:style style:name="Table4" style:family="table">
      <style:table-properties style:width="17.006cm" fo:margin-left="0cm" table:align="left" style:writing-mode="page"/>
    </style:style>
    <style:style style:name="Table4.A" style:family="table-column">
      <style:table-column-properties style:column-width="7.699cm"/>
    </style:style>
    <style:style style:name="Table4.B" style:family="table-column">
      <style:table-column-properties style:column-width="9.306cm"/>
    </style:style>
    <style:style style:name="Table4.A1" style:family="table-cell">
      <style:table-cell-properties fo:padding="0.03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3cm" fo:border-left="0.05pt solid #000000" fo:border-right="none" fo:border-top="none" fo:border-bottom="none"/>
    </style:style>
    <style:style style:name="P1" style:family="paragraph" style:parent-style-name="Standard">
      <style:text-properties fo:font-variant="small-caps" style:font-name="Bookman Old Style" fo:font-weight="normal" officeooo:rsid="0003f15b" officeooo:paragraph-rsid="0007499a" style:font-weight-asian="normal" style:font-weight-complex="normal"/>
    </style:style>
    <style:style style:name="P2" style:family="paragraph" style:parent-style-name="Standard">
      <style:text-properties fo:font-variant="small-caps" style:use-window-font-color="true" style:font-name="Bookman Old Style" fo:font-weight="normal" officeooo:rsid="0003f15b" officeooo:paragraph-rsid="0003f15b" style:font-weight-asian="normal" style:font-weight-complex="normal"/>
    </style:style>
    <style:style style:name="P3" style:family="paragraph" style:parent-style-name="Standard">
      <style:text-properties fo:font-variant="small-caps" style:use-window-font-color="true" style:font-name="Bookman Old Style" fo:language="fr" fo:country="FR" fo:font-weight="normal" officeooo:rsid="0003f15b" officeooo:paragraph-rsid="0003f15b" style:font-weight-asian="normal" style:font-weight-complex="normal"/>
    </style:style>
    <style:style style:name="P4" style:family="paragraph" style:parent-style-name="Standard">
      <style:text-properties fo:font-variant="small-caps" style:use-window-font-color="true" style:font-name="Bookman Old Style" fo:language="fr" fo:country="FR" fo:font-weight="normal" officeooo:rsid="0003f15b" officeooo:paragraph-rsid="0007499a" style:font-weight-asian="normal" style:font-weight-complex="normal"/>
    </style:style>
    <style:style style:name="P5" style:family="paragraph" style:parent-style-name="Standard">
      <style:text-properties fo:font-variant="small-caps" style:use-window-font-color="true" style:font-name="Bookman Old Style" fo:language="fr" fo:country="FR" fo:font-weight="bold" officeooo:rsid="0001251b" officeooo:paragraph-rsid="0001251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small-caps" style:use-window-font-color="true" style:font-name="Bookman Old Style" fo:font-size="20pt" fo:language="fr" fo:country="FR" fo:font-weight="normal" officeooo:rsid="00049886" officeooo:paragraph-rsid="00049886" style:font-size-asian="20pt" style:font-weight-asian="normal" style:font-size-complex="20pt" style:font-weight-complex="normal"/>
    </style:style>
    <style:style style:name="P7" style:family="paragraph" style:parent-style-name="Standard">
      <style:text-properties fo:font-variant="small-caps" style:use-window-font-color="true" style:font-name="Bookman Old Style" fo:font-size="14pt" fo:language="fr" fo:country="FR" style:text-underline-style="none" fo:font-weight="normal" officeooo:rsid="0001251b" officeooo:paragraph-rsid="0001251b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Bookman Old Style" fo:language="fr" fo:country="FR" fo:font-weight="normal" officeooo:rsid="00049886" officeooo:paragraph-rsid="00049886" style:font-weight-asian="normal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Bookman Old Style" fo:language="fr" fo:country="FR" fo:font-weight="normal" officeooo:rsid="0001251b" officeooo:paragraph-rsid="0001251b" style:font-weight-asian="normal" style:font-weight-complex="normal"/>
    </style:style>
    <style:style style:name="P10" style:family="paragraph" style:parent-style-name="Standard">
      <style:text-properties fo:font-variant="normal" fo:text-transform="none" fo:color="#000000" style:font-name="Bookman Old Style" fo:language="fr" fo:country="FR" fo:font-weight="normal" officeooo:rsid="0001251b" officeooo:paragraph-rsid="0001251b" style:font-weight-asian="normal" style:font-weight-complex="normal"/>
    </style:style>
    <style:style style:name="P11" style:family="paragraph" style:parent-style-name="Standard">
      <style:paragraph-properties fo:text-align="center" style:justify-single-word="false" style:shadow="none" style:writing-mode="page" style:join-border="false"/>
      <style:text-properties fo:font-variant="small-caps" style:use-window-font-color="true" style:font-name="Bookman Old Style" fo:font-weight="bold" officeooo:rsid="0001251b" officeooo:paragraph-rsid="00062084" style:font-weight-asian="bold" style:font-weight-complex="bold"/>
    </style:style>
    <style:style style:name="P12" style:family="paragraph" style:parent-style-name="Standard">
      <style:paragraph-properties fo:text-align="center" style:justify-single-word="false" style:shadow="none" style:writing-mode="page" style:join-border="false"/>
      <style:text-properties fo:font-variant="small-caps" style:use-window-font-color="true" style:font-name="Bookman Old Style" fo:font-weight="bold" officeooo:rsid="0001251b" officeooo:paragraph-rsid="000af505" style:font-weight-asian="bold" style:font-weight-complex="bold"/>
    </style:style>
    <style:style style:name="P13" style:family="paragraph" style:parent-style-name="Standard">
      <style:paragraph-properties fo:text-align="start" style:justify-single-word="false" style:shadow="none" style:writing-mode="page" style:join-border="false"/>
      <style:text-properties fo:font-variant="small-caps" style:use-window-font-color="true" style:font-name="Bookman Old Style" fo:font-weight="bold" officeooo:rsid="0001251b" officeooo:paragraph-rsid="00062084" style:font-weight-asian="bold" style:font-weight-complex="bold"/>
    </style:style>
    <style:style style:name="P14" style:family="paragraph" style:parent-style-name="Standard">
      <style:paragraph-properties fo:text-align="start" style:justify-single-word="false" style:shadow="none" style:writing-mode="page" style:join-border="false"/>
      <style:text-properties fo:font-variant="small-caps" style:use-window-font-color="true" style:font-name="Bookman Old Style" fo:font-weight="bold" officeooo:rsid="0001251b" officeooo:paragraph-rsid="000af505" style:font-weight-asian="bold" style:font-weight-complex="bold"/>
    </style:style>
    <style:style style:name="P15" style:family="paragraph" style:parent-style-name="Standard">
      <style:paragraph-properties fo:text-align="center" style:justify-single-word="false" style:shadow="none" style:writing-mode="page" style:join-border="false"/>
      <style:text-properties fo:font-variant="small-caps" style:use-window-font-color="true" style:font-name="Bookman Old Style" fo:font-weight="bold" officeooo:rsid="000af505" officeooo:paragraph-rsid="000af505" style:font-weight-asian="bold" style:font-weight-complex="bold"/>
    </style:style>
    <style:style style:name="P16" style:family="paragraph" style:parent-style-name="Standard">
      <style:paragraph-properties style:shadow="none" style:writing-mode="page" style:join-border="false"/>
      <style:text-properties fo:font-variant="small-caps" style:use-window-font-color="true" style:font-name="Bookman Old Style" fo:font-size="14pt" fo:language="fr" fo:country="FR" style:text-underline-style="none" fo:font-weight="normal" officeooo:rsid="0001251b" officeooo:paragraph-rsid="0001251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style:shadow="none" style:writing-mode="page" style:join-border="false">
        <style:tab-stops>
          <style:tab-stop style:position="1.131cm"/>
          <style:tab-stop style:position="4.279cm"/>
        </style:tab-stops>
      </style:paragraph-properties>
      <style:text-properties fo:font-variant="small-caps" style:use-window-font-color="true" style:font-name="Bookman Old Style" fo:font-size="14pt" fo:language="fr" fo:country="FR" style:text-underline-style="none" fo:font-weight="normal" officeooo:rsid="0001251b" officeooo:paragraph-rsid="000af50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style:shadow="none" style:writing-mode="page" style:join-border="false"/>
      <style:text-properties fo:font-variant="small-caps" style:use-window-font-color="true" style:font-name="Bookman Old Style" fo:font-size="14pt" fo:language="fr" fo:country="FR" fo:font-weight="bold" officeooo:rsid="0001251b" officeooo:paragraph-rsid="000af505" style:font-size-asian="14pt" style:font-weight-asian="bold" style:font-size-complex="14pt" style:font-weight-complex="bold"/>
    </style:style>
    <style:style style:name="P19" style:family="paragraph" style:parent-style-name="Standard">
      <style:paragraph-properties style:shadow="none" style:writing-mode="page" style:join-border="false"/>
      <style:text-properties fo:font-variant="small-caps" fo:color="#000000" style:font-name="Bookman Old Style" fo:font-size="14pt" fo:language="fr" fo:country="FR" style:text-underline-style="none" fo:font-weight="normal" officeooo:rsid="0001251b" officeooo:paragraph-rsid="0001251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 style:shadow="none" style:writing-mode="page" style:join-border="false"/>
      <style:text-properties fo:font-variant="small-caps" fo:color="#000000" style:font-name="Bookman Old Style" fo:font-size="14pt" fo:language="fr" fo:country="FR" style:text-underline-style="none" fo:font-weight="normal" officeooo:rsid="000af505" officeooo:paragraph-rsid="000af50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 style:shadow="none" style:writing-mode="page" style:join-border="false"/>
      <style:text-properties fo:font-variant="small-caps" fo:color="#000000" style:text-line-through-style="solid" style:text-line-through-type="single" style:font-name="Bookman Old Style" fo:font-size="14pt" style:text-underline-style="none" fo:font-weight="normal" officeooo:rsid="0001251b" officeooo:paragraph-rsid="0006208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writing-mode="page">
        <style:tab-stops>
          <style:tab-stop style:position="1.131cm"/>
          <style:tab-stop style:position="4.279cm"/>
        </style:tab-stops>
      </style:paragraph-properties>
      <style:text-properties fo:font-variant="normal" fo:text-transform="none" style:use-window-font-color="true" style:font-name="Bookman Old Style" fo:font-size="14pt" fo:language="fr" fo:country="FR" style:text-underline-style="none" fo:font-weight="normal" officeooo:rsid="0001251b" officeooo:paragraph-rsid="0008092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style:writing-mode="page">
        <style:tab-stops>
          <style:tab-stop style:position="1.131cm"/>
          <style:tab-stop style:position="4.279cm"/>
        </style:tab-stops>
      </style:paragraph-properties>
      <style:text-properties fo:font-variant="normal" fo:text-transform="none" style:use-window-font-color="true" style:font-name="Bookman Old Style" fo:language="fr" fo:country="FR" fo:font-weight="normal" officeooo:rsid="0008092d" officeooo:paragraph-rsid="0001251b" style:font-weight-asian="normal" style:font-weight-complex="normal"/>
    </style:style>
    <style:style style:name="P24" style:family="paragraph" style:parent-style-name="Standard">
      <style:paragraph-properties style:writing-mode="page">
        <style:tab-stops>
          <style:tab-stop style:position="1.131cm"/>
        </style:tab-stops>
      </style:paragraph-properties>
      <style:text-properties fo:font-variant="normal" fo:text-transform="none" style:use-window-font-color="true" style:font-name="Bookman Old Style" fo:language="fr" fo:country="FR" fo:font-weight="normal" officeooo:rsid="00049886" officeooo:paragraph-rsid="00049886" style:font-size-asian="10.5pt" style:font-weight-asian="normal" style:font-weight-complex="normal" loext:shadow="none"/>
    </style:style>
    <style:style style:name="P25" style:family="paragraph" style:parent-style-name="Standard">
      <style:paragraph-properties style:writing-mode="page">
        <style:tab-stops>
          <style:tab-stop style:position="1.131cm"/>
          <style:tab-stop style:position="4.279cm"/>
        </style:tab-stops>
      </style:paragraph-properties>
      <style:text-properties fo:font-variant="small-caps" style:use-window-font-color="true" style:font-name="Bookman Old Style" fo:font-weight="normal" officeooo:rsid="0001251b" officeooo:paragraph-rsid="0008092d" style:font-weight-asian="normal" style:font-weight-complex="normal"/>
    </style:style>
    <style:style style:name="P26" style:family="paragraph" style:parent-style-name="Standard">
      <style:paragraph-properties style:writing-mode="page">
        <style:tab-stops>
          <style:tab-stop style:position="1.125cm"/>
          <style:tab-stop style:position="4.277cm"/>
        </style:tab-stops>
      </style:paragraph-properties>
      <style:text-properties fo:font-variant="small-caps" style:use-window-font-color="true" style:font-name="Bookman Old Style" fo:font-weight="bold" officeooo:rsid="0001251b" officeooo:paragraph-rsid="0001251b" style:font-weight-asian="bold" style:font-weight-complex="bold"/>
    </style:style>
    <style:style style:name="P27" style:family="paragraph" style:parent-style-name="Standard">
      <style:paragraph-properties style:writing-mode="page">
        <style:tab-stops>
          <style:tab-stop style:position="1.131cm"/>
          <style:tab-stop style:position="4.279cm"/>
        </style:tab-stops>
      </style:paragraph-properties>
      <style:text-properties fo:font-variant="small-caps" style:use-window-font-color="true" style:font-name="Bookman Old Style" fo:font-weight="bold" officeooo:rsid="0001251b" officeooo:paragraph-rsid="00023353" style:font-weight-asian="bold" style:font-weight-complex="bold"/>
    </style:style>
    <style:style style:name="P28" style:family="paragraph" style:parent-style-name="Standard">
      <style:paragraph-properties style:writing-mode="page">
        <style:tab-stops>
          <style:tab-stop style:position="1.131cm"/>
          <style:tab-stop style:position="4.279cm"/>
        </style:tab-stops>
      </style:paragraph-properties>
      <style:text-properties fo:font-variant="small-caps" style:use-window-font-color="true" style:font-name="Bookman Old Style" fo:font-weight="bold" officeooo:rsid="0001251b" officeooo:paragraph-rsid="0001251b" style:font-weight-asian="bold" style:font-weight-complex="bold"/>
    </style:style>
    <style:style style:name="P29" style:family="paragraph" style:parent-style-name="Standard">
      <style:paragraph-properties style:writing-mode="page">
        <style:tab-stops>
          <style:tab-stop style:position="1.131cm"/>
          <style:tab-stop style:position="4.279cm"/>
        </style:tab-stops>
      </style:paragraph-properties>
      <style:text-properties fo:font-variant="small-caps" style:use-window-font-color="true" style:font-name="Bookman Old Style" fo:language="fr" fo:country="FR" fo:font-weight="normal" officeooo:rsid="00023353" officeooo:paragraph-rsid="0001251b" style:font-weight-asian="normal" style:font-weight-complex="normal"/>
    </style:style>
    <style:style style:name="P30" style:family="paragraph" style:parent-style-name="Standard">
      <style:paragraph-properties style:writing-mode="page">
        <style:tab-stops>
          <style:tab-stop style:position="1.131cm"/>
          <style:tab-stop style:position="4.279cm"/>
        </style:tab-stops>
      </style:paragraph-properties>
      <style:text-properties fo:font-variant="small-caps" style:use-window-font-color="true" style:font-name="Bookman Old Style" fo:language="fr" fo:country="FR" fo:font-weight="normal" officeooo:rsid="00023353" officeooo:paragraph-rsid="000af505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variant="small-caps" style:use-window-font-color="true" style:font-name="Bookman Old Style" fo:font-size="14pt" fo:language="fr" fo:country="FR" officeooo:rsid="0007499a" officeooo:paragraph-rsid="0007499a" style:font-size-asian="14pt" style:font-size-complex="14pt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normal" officeooo:rsid="00023353" style:font-weight-asian="normal" style:font-weight-complex="normal"/>
    </style:style>
    <style:style style:name="T3" style:family="text">
      <style:text-properties fo:font-variant="normal" fo:text-transform="none" fo:language="fr" fo:country="FR"/>
    </style:style>
    <style:style style:name="T4" style:family="text">
      <style:text-properties fo:font-variant="normal" fo:text-transform="none" fo:language="fr" fo:country="FR" fo:font-weight="normal" officeooo:rsid="00023353" style:font-size-asian="10.5pt" style:font-weight-asian="normal" style:font-weight-complex="normal" loext:shadow="none"/>
    </style:style>
    <style:style style:name="T5" style:family="text">
      <style:text-properties fo:font-variant="normal" fo:text-transform="none" fo:language="fr" fo:country="FR" fo:font-weight="normal" style:font-size-asian="10.5pt" style:font-weight-asian="normal" style:font-weight-complex="normal" loext:shadow="none"/>
    </style:style>
    <style:style style:name="T6" style:family="text">
      <style:text-properties fo:font-variant="normal" fo:text-transform="none" fo:language="fr" fo:country="FR" fo:font-weight="normal" officeooo:rsid="00062084" style:font-size-asian="10.5pt" style:font-weight-asian="normal" style:font-weight-complex="normal" loext:shadow="none"/>
    </style:style>
    <style:style style:name="T7" style:family="text">
      <style:text-properties fo:font-variant="normal" fo:text-transform="none" fo:language="fr" fo:country="FR" fo:font-weight="normal" officeooo:rsid="0007499a" style:font-weight-asian="normal" style:font-weight-complex="normal"/>
    </style:style>
    <style:style style:name="T8" style:family="text">
      <style:text-properties fo:font-variant="normal" fo:text-transform="none" fo:language="fr" fo:country="FR" fo:font-weight="normal" officeooo:rsid="0008092d" style:font-weight-asian="normal" style:font-weight-complex="normal"/>
    </style:style>
    <style:style style:name="T9" style:family="text">
      <style:text-properties fo:font-variant="normal" fo:text-transform="none" fo:language="fr" fo:country="FR" officeooo:rsid="000ce5d0"/>
    </style:style>
    <style:style style:name="T10" style:family="text">
      <style:text-properties fo:font-variant="normal" fo:text-transform="none" fo:font-size="14pt" fo:language="fr" fo:country="FR" style:text-underline-style="none" officeooo:rsid="0007499a" style:font-size-asian="14pt" style:font-size-complex="14pt"/>
    </style:style>
    <style:style style:name="T11" style:family="text">
      <style:text-properties fo:font-variant="normal" fo:text-transform="none" fo:font-size="12pt" fo:language="fr" fo:country="FR" style:text-underline-style="none" officeooo:rsid="0007499a" style:font-size-asian="12pt" style:font-size-complex="12pt"/>
    </style:style>
    <style:style style:name="T12" style:family="text">
      <style:text-properties fo:font-variant="normal" fo:text-transform="none" style:use-window-font-color="true" fo:language="fr" fo:country="FR" style:text-underline-style="none" officeooo:rsid="00049886"/>
    </style:style>
    <style:style style:name="T13" style:family="text">
      <style:text-properties fo:font-variant="normal" fo:text-transform="none" style:use-window-font-color="true" fo:language="fr" fo:country="FR" style:text-underline-style="none" officeooo:rsid="000ce5d0"/>
    </style:style>
    <style:style style:name="T14" style:family="text">
      <style:text-properties fo:font-size="14pt" fo:language="fr" fo:country="FR" style:text-underline-style="none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fr" fo:country="FR" style:text-underline-style="none" fo:font-weight="normal" officeooo:rsid="000af505" style:font-size-asian="14pt" style:font-weight-asian="normal" style:font-size-complex="14pt" style:font-weight-complex="normal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officeooo:rsid="000af5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CHIVOULOU </text:span><text:span text:style-name="T9">Ioanis</text:span></text:p>
      <text:p text:style-name="P3">14 Rue D’Apremont</text:p>
      <text:p text:style-name="P3">21130 Auxonne</text:p>
      <text:p text:style-name="P1"><text:span text:style-name="T13">ioanis</text:span><text:a xlink:type="simple" xlink:href="mailto:anais.tchiv@gmail.com" text:style-name="Internet_20_link" text:visited-style-name="Visited_20_Internet_20_Link"><text:span text:style-name="T12">.tchiv@</text:span></text:a><text:a xlink:type="simple" xlink:href="mailto:anais.tchiv@gmail.com" text:style-name="Internet_20_link" text:visited-style-name="Visited_20_Internet_20_Link"><text:span text:style-name="T13">outlook</text:span></text:a><text:a xlink:type="simple" xlink:href="mailto:anais.tchiv@gmail.com" text:style-name="Internet_20_link" text:visited-style-name="Visited_20_Internet_20_Link"><text:span text:style-name="T12">.com</text:span></text:a></text:p>
      <text:p text:style-name="P4">06 35 54 76 96</text:p>
      <text:p text:style-name="P8"/>
      <text:p text:style-name="P5"/>
      <text:p text:style-name="P5"/>
      <text:p text:style-name="P6">CV</text:p>
      <text:p text:style-name="P7"/>
      <text:p text:style-name="P7"/>
      <text:p text:style-name="P3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<text:span text:style-name="T14">Expérience professionnelle</text:span></text:p>
          </table:table-cell>
          <table:table-cell table:style-name="Table4.B1" office:value-type="string">
            <text:p text:style-name="P14"><text:span text:style-name="T16"><text:s text:c="83"/></text:span><text:s/></text:p>
          </table:table-cell>
        </table:table-row>
      </table:table>
      <text:p text:style-name="P22"><text:tab/></text:p>
      <text:p text:style-name="P25"><text:span text:style-name="T10"><text:tab/></text:span><text:span text:style-name="T11">2013<text:tab/>Stage d’observation chez les Opticiens Mutualistes à <text:tab/><text:tab/><text:tab/>Auxonne</text:span></text:p>
      <text:p text:style-name="P9"/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Parcours</text:p>
          </table:table-cell>
          <table:table-cell table:style-name="Table2.B1" office:value-type="string">
            <text:p text:style-name="P21"><text:s text:c="90"/></text:p>
          </table:table-cell>
        </table:table-row>
      </table:table>
      <text:p text:style-name="P19"/>
      <text:p text:style-name="P26"><text:span text:style-name="T2"><text:tab/>2013 - 2016<text:tab/></text:span><text:span text:style-name="T5">Bac littéraire section A</text:span><text:span text:style-name="T6">BIBAC</text:span></text:p>
      <text:p text:style-name="P27"><text:span text:style-name="T2"><text:tab/>2016 - 2018<text:tab/></text:span><text:span text:style-name="T4">Licence en Langues </text:span><text:span text:style-name="T6">Étrangères</text:span><text:span text:style-name="T4"> Appliquées Anglais/allemand</text:span></text:p>
      <text:p text:style-name="P29"/>
      <text:p text:style-name="P29"/>
      <text:p text:style-name="P3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<text:span text:style-name="T14">C</text:span><text:span text:style-name="T15">ompétences</text:span></text:p>
          </table:table-cell>
          <table:table-cell table:style-name="Table5.B1" office:value-type="string">
            <text:p text:style-name="P14"><text:span text:style-name="T16"><text:s text:c="83"/></text:span><text:s/></text:p>
          </table:table-cell>
        </table:table-row>
      </table:table>
      <text:p text:style-name="P17"/>
      <text:p text:style-name="P29"/>
      <text:p text:style-name="P28"><text:span text:style-name="T2"><text:tab/></text:span><text:span text:style-name="T7">Anglais </text:span><text:span text:style-name="T8">niveau C1</text:span></text:p>
      <text:p text:style-name="P23"><text:tab/>Allemand niveau B2</text:p>
      <text:p text:style-name="P29"/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<text:span text:style-name="T14">Centres</text:span><text:span text:style-name="T1"> </text:span><text:span text:style-name="T14">d’intérêt</text:span></text:p>
          </table:table-cell>
          <table:table-cell table:style-name="Table3.B1" office:value-type="string">
            <text:p text:style-name="P13"><text:span text:style-name="T16"><text:s text:c="83"/></text:span><text:s/></text:p>
          </table:table-cell>
        </table:table-row>
      </table:table>
      <text:p text:style-name="P16"/>
      <text:p text:style-name="P24"><text:tab/>karate (ceinture marron)</text:p>
      <text:p text:style-name="P24"><text:tab/>lecture, dessin, <text:span text:style-name="T17">jeux-vidé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02:21.556000000</meta:creation-date>
    <dc:date>2018-07-28T16:09:14.252000000</dc:date>
    <meta:editing-duration>PT9M39S</meta:editing-duration>
    <meta:editing-cycles>4</meta:editing-cycles>
    <meta:generator>LibreOffice/5.3.6.1$Windows_x86 LibreOffice_project/686f202eff87ef707079aeb7f485847613344eb7</meta:generator>
    <meta:print-date>2018-04-20T17:33:51.579000000</meta:print-date>
    <meta:document-statistic meta:table-count="4" meta:image-count="0" meta:object-count="0" meta:page-count="1" meta:paragraph-count="22" meta:word-count="57" meta:character-count="764" meta:non-whitespace-character-count="371"/>
  </office:meta>
</office:document-meta>
</file>